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cbd34" officeooo:paragraph-rsid="001cbd34"/>
    </style:style>
    <style:style style:name="P2" style:family="paragraph" style:parent-style-name="Standard">
      <style:paragraph-properties fo:text-align="center" style:justify-single-word="false"/>
      <style:text-properties officeooo:rsid="001cbd34" officeooo:paragraph-rsid="001cbd34"/>
    </style:style>
    <style:style style:name="P3" style:family="paragraph" style:parent-style-name="Standard">
      <style:text-properties officeooo:rsid="001e921f" officeooo:paragraph-rsid="001e921f"/>
    </style:style>
    <style:style style:name="P4" style:family="paragraph" style:parent-style-name="Standard">
      <style:text-properties officeooo:rsid="001f5202" officeooo:paragraph-rsid="001f5202"/>
    </style:style>
    <style:style style:name="P5" style:family="paragraph" style:parent-style-name="Standard">
      <style:text-properties officeooo:rsid="001f5202" officeooo:paragraph-rsid="001f9f23"/>
    </style:style>
    <style:style style:name="P6" style:family="paragraph" style:parent-style-name="Standard">
      <style:text-properties officeooo:rsid="001f5202" officeooo:paragraph-rsid="0023058a"/>
    </style:style>
    <style:style style:name="P7" style:family="paragraph" style:parent-style-name="Standard">
      <style:text-properties officeooo:rsid="00266ae0" officeooo:paragraph-rsid="00266ae0"/>
    </style:style>
    <style:style style:name="P8" style:family="paragraph" style:parent-style-name="Standard">
      <style:text-properties officeooo:rsid="0027a4ae" officeooo:paragraph-rsid="0027a4ae"/>
    </style:style>
    <style:style style:name="T1" style:family="text">
      <style:text-properties officeooo:rsid="001cbd34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cbd34"/>
    </style:style>
    <style:style style:name="T4" style:family="text">
      <style:text-properties style:text-position="sub 58%" officeooo:rsid="002270da"/>
    </style:style>
    <style:style style:name="T5" style:family="text">
      <style:text-properties style:text-position="sub 58%" officeooo:rsid="00266ae0"/>
    </style:style>
    <style:style style:name="T6" style:family="text">
      <style:text-properties officeooo:rsid="001e921f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266ae0"/>
    </style:style>
    <style:style style:name="T9" style:family="text">
      <style:text-properties style:text-position="0% 100%" officeooo:rsid="0023232f"/>
    </style:style>
    <style:style style:name="T10" style:family="text">
      <style:text-properties style:text-position="0% 100%" officeooo:rsid="00266ae0"/>
    </style:style>
    <style:style style:name="T11" style:family="text">
      <style:text-properties officeooo:rsid="001f9f23"/>
    </style:style>
    <style:style style:name="T12" style:family="text">
      <style:text-properties officeooo:rsid="0023232f"/>
    </style:style>
    <style:style style:name="T13" style:family="text">
      <style:text-properties officeooo:rsid="00266ae0"/>
    </style:style>
    <style:style style:name="T14" style:family="text">
      <style:text-properties officeooo:rsid="0027a4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ving non-existence of asymmetric paths</text:p>
      <text:p text:style-name="P2">by Sven Nilsen, 2017</text:p>
      <text:p text:style-name="P1"/>
      <text:p text:style-name="P3">To prove the non-existence of asymmetric paths, the following formula can be used:</text:p>
      <text:p text:style-name="P1"/>
      <text:p text:style-name="P1"><text:tab/>∃ (x<text:span text:style-name="T2">0</text:span>, x<text:span text:style-name="T2">1</text:span>, … , x<text:span text:style-name="T2">n-1</text:span>), (y<text:span text:style-name="T2">0</text:span>, y<text:span text:style-name="T2">1</text:span>, … , y<text:span text:style-name="T2">n-1</text:span>) {</text:p>
      <text:p text:style-name="P1"><text:tab/><text:tab/><text:span text:style-name="T6">( </text:span>(g<text:span text:style-name="T2">0</text:span>(x<text:span text:style-name="T2">0</text:span>), g<text:span text:style-name="T2">1</text:span>(x<text:span text:style-name="T2">1</text:span>), … , g<text:span text:style-name="T2">n-1</text:span>(x<text:span text:style-name="T2">n-1</text:span>)) = (g<text:span text:style-name="T2">0</text:span>(y<text:span text:style-name="T2">0</text:span>), g<text:span text:style-name="T2">1</text:span>(y<text:span text:style-name="T2">1</text:span>), … , g<text:span text:style-name="T2">n-1</text:span>(y<text:span text:style-name="T2">n-1</text:span>)) <text:span text:style-name="T6">)</text:span> ∧</text:p>
      <text:p text:style-name="P1"><text:tab/><text:tab/><text:span text:style-name="T6">( </text:span>g<text:span text:style-name="T2">n</text:span>(f(x<text:span text:style-name="T2">0</text:span>, x<text:span text:style-name="T2">1</text:span>, …, x<text:span text:style-name="T2">n-1</text:span>)) ¬= g<text:span text:style-name="T2">n</text:span>(f(y<text:span text:style-name="T2">0</text:span>, y<text:span text:style-name="T2">1</text:span>, …, y<text:span text:style-name="T2">n-1</text:span>)) <text:span text:style-name="T6">)</text:span></text:p>
      <text:p text:style-name="P1"><text:tab/>} =&gt; ¬∃ f[g<text:span text:style-name="T2">0</text:span> ⨯ g<text:span text:style-name="T2">1</text:span> ⨯ … ⨯ g<text:span text:style-name="T2">n-1</text:span> → g<text:span text:style-name="T2">n</text:span>]</text:p>
      <text:p text:style-name="P1"/>
      <text:p text:style-name="P4">In<text:span text:style-name="T11"> Nilsen cartesian product</text:span> <text:span text:style-name="T12">notation</text:span>:</text:p>
      <text:p text:style-name="P4"/>
      <text:p text:style-name="P5"><text:tab/><text:span text:style-name="T1">∃ x</text:span><text:span text:style-name="T2">i</text:span><text:span text:style-name="T1">, y</text:span><text:span text:style-name="T2">i</text:span><text:span text:style-name="T1"> { </text:span>g<text:span text:style-name="T2">i</text:span><text:span text:style-name="T9">(</text:span><text:span text:style-name="T1">x</text:span><text:span text:style-name="T7">i</text:span><text:span text:style-name="T9">)</text:span><text:span text:style-name="T1"> = </text:span>g<text:span text:style-name="T2">i</text:span><text:span text:style-name="T9">(</text:span><text:span text:style-name="T1">y</text:span><text:span text:style-name="T7">i</text:span><text:span text:style-name="T9">)</text:span><text:span text:style-name="T1"> ∧ g</text:span><text:span text:style-name="T3">n</text:span><text:span text:style-name="T9">(</text:span><text:span text:style-name="T1">f(</text:span>x<text:span text:style-name="T2">i</text:span><text:span text:style-name="T1">)</text:span><text:span text:style-name="T9">)</text:span><text:span text:style-name="T1"> ¬= g</text:span><text:span text:style-name="T3">n</text:span><text:span text:style-name="T9">(</text:span><text:span text:style-name="T1">f(y</text:span><text:span text:style-name="T2">i</text:span><text:span text:style-name="T1">)</text:span><text:span text:style-name="T9">)</text:span><text:span text:style-name="T1"> } =&gt; ¬∃ f[</text:span>g<text:span text:style-name="T2">i→</text:span><text:span text:style-name="T4">n</text:span><text:span text:style-name="T1">]</text:span></text:p>
      <text:p text:style-name="P6"/>
      <text:p text:style-name="P7">This can be proved the following way, <text:span text:style-name="T14">by constructing two partial function pairs</text:span>:</text:p>
      <text:p text:style-name="P6"/>
      <text:p text:style-name="P6"><text:tab/><text:span text:style-name="T13">a</text:span><text:span text:style-name="T5">in</text:span><text:span text:style-name="T13"> = g</text:span><text:span text:style-name="T5">in</text:span><text:span text:style-name="T13">(x</text:span><text:span text:style-name="T8">i</text:span><text:span text:style-name="T13">, f(x</text:span><text:span text:style-name="T5">i</text:span><text:span text:style-name="T13">))</text:span></text:p>
      <text:p text:style-name="P6"><text:tab/><text:span text:style-name="T13">b</text:span><text:span text:style-name="T5">in</text:span><text:span text:style-name="T13"> = g</text:span><text:span text:style-name="T5">in</text:span><text:span text:style-name="T13">(y</text:span><text:span text:style-name="T8">i</text:span><text:span text:style-name="T13">, f(y</text:span><text:span text:style-name="T5">i</text:span><text:span text:style-name="T13">))</text:span></text:p>
      <text:p text:style-name="P6"/>
      <text:p text:style-name="P7">Assume that the partial function pairs `a<text:span text:style-name="T2">in</text:span>` and `b<text:span text:style-name="T2">in</text:span>` <text:span text:style-name="T14">are of the same function. If the arguments are equal, then the function must return same value, so the return values must be equal:</text:span></text:p>
      <text:p text:style-name="P6"/>
      <text:p text:style-name="P6"><text:tab/><text:span text:style-name="T13">( a</text:span><text:span text:style-name="T5">i</text:span><text:span text:style-name="T13"> = b</text:span><text:span text:style-name="T5">i</text:span><text:span text:style-name="T10"> ) =&gt; ( a</text:span><text:span text:style-name="T5">n</text:span><text:span text:style-name="T10"> = b</text:span><text:span text:style-name="T5">n</text:span><text:span text:style-name="T10"> )</text:span></text:p>
      <text:p text:style-name="P6"/>
      <text:p text:style-name="P8">If the return values are not equal, then the partial function pairs do not belong to the same function, therefore the path `f[g<text:span text:style-name="T2">i→n</text:span>]` does not exi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1:38:22.042816000</meta:creation-date>
    <dc:date>2017-03-27T00:02:45.687732000</dc:date>
    <meta:editing-duration>PT31M41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15" meta:word-count="182" meta:character-count="939" meta:non-whitespace-character-count="762"/>
  </office:meta>
</office:document-meta>
</file>